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7.36pt"/>
    </style:style>
    <style:style style:name="co2" style:family="table-column">
      <style:table-column-properties fo:break-before="auto" style:column-width="135.04pt"/>
    </style:style>
    <style:style style:name="co3" style:family="table-column">
      <style:table-column-properties fo:break-before="auto" style:column-width="115pt"/>
    </style:style>
    <style:style style:name="co4" style:family="table-column">
      <style:table-column-properties fo:break-before="auto" style:column-width="146.64pt"/>
    </style:style>
    <style:style style:name="co5" style:family="table-column">
      <style:table-column-properties fo:break-before="auto" style:column-width="118.09pt"/>
    </style:style>
    <style:style style:name="co6" style:family="table-column">
      <style:table-column-properties fo:break-before="auto" style:column-width="89.49pt"/>
    </style:style>
    <style:style style:name="co7" style:family="table-column">
      <style:table-column-properties fo:break-before="auto" style:column-width="137.4pt"/>
    </style:style>
    <style:style style:name="co8" style:family="table-column">
      <style:table-column-properties fo:break-before="auto" style:column-width="76.39pt"/>
    </style:style>
    <style:style style:name="co9" style:family="table-column">
      <style:table-column-properties fo:break-before="auto" style:column-width="111.15pt"/>
    </style:style>
    <style:style style:name="co10" style:family="table-column">
      <style:table-column-properties fo:break-before="auto" style:column-width="90.31pt"/>
    </style:style>
    <style:style style:name="co11" style:family="table-column">
      <style:table-column-properties fo:break-before="auto" style:column-width="104.2pt"/>
    </style:style>
    <style:style style:name="co12" style:family="table-column">
      <style:table-column-properties fo:break-before="auto" style:column-width="212.2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Lohit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value-type" style:repeat-content="false"/>
      <style:paragraph-properties fo:margin-left="0pt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1011" table:default-cell-style-name="ce3"/>
        <table:table-row table:style-name="ro1">
          <table:table-cell table:style-name="ce2" office:value-type="string" calcext:value-type="string">
            <text:p>Scene</text:p>
          </table:table-cell>
          <table:table-cell table:style-name="ce2" office:value-type="string" calcext:value-type="string">
            <text:p>Resampling</text:p>
          </table:table-cell>
          <table:table-cell table:style-name="ce2" office:value-type="string" calcext:value-type="string">
            <text:p>SOR</text:p>
          </table:table-cell>
          <table:table-cell table:style-name="ce2" office:value-type="string" calcext:value-type="string">
            <text:p>Cluster tolerance</text:p>
          </table:table-cell>
          <table:table-cell table:style-name="ce2" office:value-type="string" calcext:value-type="string">
            <text:p>NN Radius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CE Inliers %</text:p>
          </table:table-cell>
          <table:table-cell table:style-name="ce5" office:value-type="string" calcext:value-type="string">
            <text:p>Inliers %</text:p>
          </table:table-cell>
          <table:table-cell table:style-name="ce6" office:value-type="string" calcext:value-type="string">
            <text:p>candidate inliers</text:p>
          </table:table-cell>
          <table:table-cell table:style-name="ce6" office:value-type="string" calcext:value-type="string">
            <text:p>candidate score</text:p>
          </table:table-cell>
          <table:table-cell table:style-name="ce6" office:value-type="string" calcext:value-type="string">
            <text:p>visually inliers</text:p>
          </table:table-cell>
          <table:table-cell table:style-name="ce6" office:value-type="string" calcext:value-type="string">
            <text:p>visually score</text:p>
          </table:table-cell>
          <table:table-cell table:style-name="ce2" office:value-type="string" calcext:value-type="string">
            <text:p>Notes</text:p>
          </table:table-cell>
          <table:table-cell table:number-columns-repeated="1011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/>
          <table:table-cell table:style-name="ce4" office:value-type="float" office:value="0.0000156127" calcext:value-type="float">
            <text:p>1.56E-05</text:p>
          </table:table-cell>
          <table:table-cell office:value-type="float" office:value="63.6364" calcext:value-type="float">
            <text:p>63.6364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flat one side)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float" office:value="0.00000457832" calcext:value-type="float">
            <text:p>4.58E-06</text:p>
          </table:table-cell>
          <table:table-cell office:value-type="float" office:value="88.2353" calcext:value-type="float">
            <text:p>88.2353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4"/>
          <table:table-cell table:style-name="ce4" office:value-type="float" office:value="0.0000263591" calcext:value-type="float">
            <text:p>2.64E-05</text:p>
          </table:table-cell>
          <table:table-cell office:value-type="float" office:value="77.5862" calcext:value-type="float">
            <text:p>77.5862</text:p>
          </table:table-cell>
          <table:table-cell/>
          <table:table-cell table:number-columns-repeated="2" office:value-type="float" office:value="279" calcext:value-type="float">
            <text:p>2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/>
          <table:table-cell table:style-name="ce4" office:value-type="float" office:value="0.0000192487" calcext:value-type="float">
            <text:p>1.92E-05</text:p>
          </table:table-cell>
          <table:table-cell office:value-type="float" office:value="71.0059" calcext:value-type="float">
            <text:p>71.0059</text:p>
          </table:table-cell>
          <table:table-cell/>
          <table:table-cell office:value-type="float" office:value="1146" calcext:value-type="float">
            <text:p>1146</text:p>
          </table:table-cell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  <table:table-cell table:style-name="ce4" office:value-type="float" office:value="0.000043552" calcext:value-type="float">
            <text:p>4.36E-05</text:p>
          </table:table-cell>
          <table:table-cell office:value-type="float" office:value="76.7241" calcext:value-type="float">
            <text:p>76.7241</text:p>
          </table:table-cell>
          <table:table-cell/>
          <table:table-cell office:value-type="float" office:value="425" calcext:value-type="float">
            <text:p>425</text:p>
          </table:table-cell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w_1</text:p>
          </table:table-cell>
          <table:table-cell table:number-columns-repeated="4"/>
          <table:table-cell table:style-name="ce4" office:value-type="float" office:value="0.00000995399" calcext:value-type="float">
            <text:p>9.95E-06</text:p>
          </table:table-cell>
          <table:table-cell office:value-type="float" office:value="78.1513" calcext:value-type="float">
            <text:p>78.1513</text:p>
          </table:table-cell>
          <table:table-cell/>
          <table:table-cell table:number-columns-repeated="2" office:value-type="float" office:value="511" calcext:value-type="float">
            <text:p>5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w_2</text:p>
          </table:table-cell>
          <table:table-cell table:number-columns-repeated="4"/>
          <table:table-cell table:style-name="ce4" office:value-type="float" office:value="0.00000921707" calcext:value-type="float">
            <text:p>9.22E-06</text:p>
          </table:table-cell>
          <table:table-cell office:value-type="float" office:value="88.3929" calcext:value-type="float">
            <text:p>88.3929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447" calcext:value-type="float">
            <text:p>44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w_3</text:p>
          </table:table-cell>
          <table:table-cell table:number-columns-repeated="4"/>
          <table:table-cell table:style-name="ce4" office:value-type="float" office:value="0.0000272109" calcext:value-type="float">
            <text:p>2.72E-05</text:p>
          </table:table-cell>
          <table:table-cell office:value-type="float" office:value="68.2927" calcext:value-type="float">
            <text:p>68.2927</text:p>
          </table:table-cell>
          <table:table-cell/>
          <table:table-cell table:number-columns-repeated="2" office:value-type="float" office:value="1131" calcext:value-type="float">
            <text:p>11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w_4</text:p>
          </table:table-cell>
          <table:table-cell table:number-columns-repeated="4"/>
          <table:table-cell table:style-name="ce4" office:value-type="float" office:value="0.00000597569" calcext:value-type="float">
            <text:p>5.98E-06</text:p>
          </table:table-cell>
          <table:table-cell office:value-type="float" office:value="77.3256" calcext:value-type="float">
            <text:p>77.3256</text:p>
          </table:table-cell>
          <table:table-cell/>
          <table:table-cell table:number-columns-repeated="2" office:value-type="float" office:value="796" calcext:value-type="float">
            <text:p>79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w_5</text:p>
          </table:table-cell>
          <table:table-cell table:number-columns-repeated="4"/>
          <table:table-cell table:number-columns-repeated="2" office:value-type="string" calcext:value-type="string">
            <text:p>fail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w_6</text:p>
          </table:table-cell>
          <table:table-cell table:number-columns-repeated="4"/>
          <table:table-cell table:style-name="ce4" office:value-type="float" office:value="0.000007246" calcext:value-type="float">
            <text:p>7.25E-06</text:p>
          </table:table-cell>
          <table:table-cell office:value-type="float" office:value="78.4483" calcext:value-type="float">
            <text:p>78.4483</text:p>
          </table:table-cell>
          <table:table-cell/>
          <table:table-cell table:number-columns-repeated="2" office:value-type="float" office:value="357" calcext:value-type="float">
            <text:p>35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w_7</text:p>
          </table:table-cell>
          <table:table-cell table:number-columns-repeated="4"/>
          <table:table-cell table:style-name="ce4" office:value-type="float" office:value="0.000000709536" calcext:value-type="float">
            <text:p>7.10E-07</text:p>
          </table:table-cell>
          <table:table-cell office:value-type="float" office:value="96.4286" calcext:value-type="float">
            <text:p>96.4286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ew_8</text:p>
          </table:table-cell>
          <table:table-cell table:number-columns-repeated="4"/>
          <table:table-cell table:style-name="ce4" office:value-type="float" office:value="0.000012262" calcext:value-type="float">
            <text:p>1.23E-05</text:p>
          </table:table-cell>
          <table:table-cell office:value-type="float" office:value="67.1053" calcext:value-type="float">
            <text:p>67.105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flat one side)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/>
          <table:table-cell table:style-name="ce4" office:value-type="float" office:value="0.0000409564" calcext:value-type="float">
            <text:p>4.10E-05</text:p>
          </table:table-cell>
          <table:table-cell office:value-type="float" office:value="65.2632" calcext:value-type="float">
            <text:p>65.2632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1071" calcext:value-type="float">
            <text:p>107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1243" calcext:value-type="float">
            <text:p>12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4"/>
          <table:table-cell table:style-name="ce4" office:value-type="float" office:value="0.00000133499" calcext:value-type="float">
            <text:p>1.33E-06</text:p>
          </table:table-cell>
          <table:table-cell office:value-type="float" office:value="92.8177" calcext:value-type="float">
            <text:p>92.8177</text:p>
          </table:table-cell>
          <table:table-cell/>
          <table:table-cell table:number-columns-repeated="2" office:value-type="float" office:value="1123" calcext:value-type="float">
            <text:p>11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/>
          <table:table-cell table:style-name="ce4" office:value-type="float" office:value="0.00000115929" calcext:value-type="float">
            <text:p>1.16E-06</text:p>
          </table:table-cell>
          <table:table-cell office:value-type="float" office:value="94.1176" calcext:value-type="float">
            <text:p>94.1176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988" calcext:value-type="float">
            <text:p>98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  <table:table-cell table:style-name="ce4" office:value-type="float" office:value="0.000000434036" calcext:value-type="float">
            <text:p>4.34E-07</text:p>
          </table:table-cell>
          <table:table-cell office:value-type="float" office:value="95.082" calcext:value-type="float">
            <text:p>95.082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float" office:value="1073" calcext:value-type="float">
            <text:p>10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w_1</text:p>
          </table:table-cell>
          <table:table-cell table:number-columns-repeated="4"/>
          <table:table-cell table:style-name="ce4" office:value-type="float" office:value="0.00000114977" calcext:value-type="float">
            <text:p>1.15E-06</text:p>
          </table:table-cell>
          <table:table-cell office:value-type="float" office:value="93.5294" calcext:value-type="float">
            <text:p>93.5294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875" calcext:value-type="float">
            <text:p>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w_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8.895" calcext:value-type="float">
            <text:p>98.895</text:p>
          </table:table-cell>
          <table:table-cell/>
          <table:table-cell office:value-type="float" office:value="1123" calcext:value-type="float">
            <text:p>1123</text:p>
          </table:table-cell>
          <table:table-cell office:value-type="float" office:value="1073" calcext:value-type="float">
            <text:p>10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w_3</text:p>
          </table:table-cell>
          <table:table-cell table:number-columns-repeated="4"/>
          <table:table-cell table:style-name="ce4" office:value-type="float" office:value="0.00000212897" calcext:value-type="float">
            <text:p>2.13E-06</text:p>
          </table:table-cell>
          <table:table-cell office:value-type="float" office:value="94.1176" calcext:value-type="float">
            <text:p>94.1176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1073" calcext:value-type="float">
            <text:p>10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w_4</text:p>
          </table:table-cell>
          <table:table-cell table:number-columns-repeated="4"/>
          <table:table-cell table:style-name="ce4" office:value-type="float" office:value="0.000000535028" calcext:value-type="float">
            <text:p>5.35E-07</text:p>
          </table:table-cell>
          <table:table-cell office:value-type="float" office:value="97.7901" calcext:value-type="float">
            <text:p>97.7901</text:p>
          </table:table-cell>
          <table:table-cell/>
          <table:table-cell office:value-type="float" office:value="1123" calcext:value-type="float">
            <text:p>1123</text:p>
          </table:table-cell>
          <table:table-cell office:value-type="float" office:value="1265" calcext:value-type="float">
            <text:p>12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w_5</text:p>
          </table:table-cell>
          <table:table-cell table:number-columns-repeated="4"/>
          <table:table-cell table:style-name="ce4" office:value-type="float" office:value="0.00000122743" calcext:value-type="float">
            <text:p>1.23E-06</text:p>
          </table:table-cell>
          <table:table-cell office:value-type="float" office:value="90.5882" calcext:value-type="float">
            <text:p>90.5882</text:p>
          </table:table-cell>
          <table:table-cell/>
          <table:table-cell office:value-type="float" office:value="1073" calcext:value-type="float">
            <text:p>1073</text:p>
          </table:table-cell>
          <table:table-cell office:value-type="float" office:value="1265" calcext:value-type="float">
            <text:p>12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w_6</text:p>
          </table:table-cell>
          <table:table-cell table:number-columns-repeated="4"/>
          <table:table-cell table:style-name="ce4" office:value-type="float" office:value="0.000000202087" calcext:value-type="float">
            <text:p>2.02E-07</text:p>
          </table:table-cell>
          <table:table-cell office:value-type="float" office:value="97.0588" calcext:value-type="float">
            <text:p>97.0588</text:p>
          </table:table-cell>
          <table:table-cell/>
          <table:table-cell table:number-columns-repeated="2" office:value-type="float" office:value="1265" calcext:value-type="float">
            <text:p>12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w_7</text:p>
          </table:table-cell>
          <table:table-cell table:number-columns-repeated="4"/>
          <table:table-cell table:style-name="ce4" office:value-type="float" office:value="0.0000138014" calcext:value-type="float">
            <text:p>1.38E-05</text:p>
          </table:table-cell>
          <table:table-cell table:style-name="ce4" office:value-type="float" office:value="82.1053" calcext:value-type="float">
            <text:p>8.21E+01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w_8</text:p>
          </table:table-cell>
          <table:table-cell table:number-columns-repeated="4"/>
          <table:table-cell table:style-name="ce4" office:value-type="float" office:value="0.0000124227" calcext:value-type="float">
            <text:p>1.24E-05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2" office:value-type="float" office:value="469" calcext:value-type="float">
            <text:p>469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string" calcext:value-type="string">
            <text:p>as good as it could get with the cloud</text:p>
          </table:table-cell>
          <table:table-cell table:number-columns-repeated="101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4" office:value-type="float" office:value="0.00000739014" calcext:value-type="float">
            <text:p>7.39E-06</text:p>
          </table:table-cell>
          <table:table-cell office:value-type="float" office:value="74.4" calcext:value-type="float">
            <text:p>74.4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float" office:value="0.0000112451" calcext:value-type="float">
            <text:p>1.12E-05</text:p>
          </table:table-cell>
          <table:table-cell office:value-type="float" office:value="73.3333" calcext:value-type="float">
            <text:p>73.333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4"/>
          <table:table-cell table:style-name="ce4" office:value-type="float" office:value="0.0000146019" calcext:value-type="float">
            <text:p>1.46E-05</text:p>
          </table:table-cell>
          <table:table-cell office:value-type="float" office:value="64.1667" calcext:value-type="float">
            <text:p>64.166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/>
          <table:table-cell table:style-name="ce4" office:value-type="float" office:value="0.0000106109" calcext:value-type="float">
            <text:p>1.06E-05</text:p>
          </table:table-cell>
          <table:table-cell office:value-type="float" office:value="75.8333" calcext:value-type="float">
            <text:p>75.8333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2" office:value-type="string" calcext:value-type="string">
            <text:p>Fail (bad pointcloud)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2" office:value-type="string" calcext:value-type="string">
            <text:p>Fail (bad pointcloud)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4" office:value-type="float" office:value="0.00000225094" calcext:value-type="float">
            <text:p>2.25E-06</text:p>
          </table:table-cell>
          <table:table-cell office:value-type="float" office:value="88.2682" calcext:value-type="float">
            <text:p>88.2682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float" office:value="1265" calcext:value-type="float">
            <text:p>12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float" office:value="0.00000309941" calcext:value-type="float">
            <text:p>3.10E-06</text:p>
          </table:table-cell>
          <table:table-cell office:value-type="float" office:value="83.9286" calcext:value-type="float">
            <text:p>83.9286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1265" calcext:value-type="float">
            <text:p>12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4"/>
          <table:table-cell table:style-name="ce4" office:value-type="float" office:value="0.00000474413" calcext:value-type="float">
            <text:p>4.74E-06</text:p>
          </table:table-cell>
          <table:table-cell office:value-type="float" office:value="79.7619" calcext:value-type="float">
            <text:p>79.7619</text:p>
          </table:table-cell>
          <table:table-cell/>
          <table:table-cell table:number-columns-repeated="2" office:value-type="float" office:value="1119" calcext:value-type="float">
            <text:p>11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/>
          <table:table-cell table:style-name="ce4" office:value-type="float" office:value="0.00000313767" calcext:value-type="float">
            <text:p>3.14E-06</text:p>
          </table:table-cell>
          <table:table-cell office:value-type="float" office:value="77.5194" calcext:value-type="float">
            <text:p>77.5194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  <table:table-cell table:style-name="ce4" office:value-type="float" office:value="0.0000129719" calcext:value-type="float">
            <text:p>1.30E-05</text:p>
          </table:table-cell>
          <table:table-cell office:value-type="string" calcext:value-type="string">
            <text:p>Fail (bad pointcloud)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030" calcext:value-type="float">
            <text:p>10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4"/>
          <table:table-cell table:style-name="ce4" office:value-type="float" office:value="0.00000505454" calcext:value-type="float">
            <text:p>5.05E-06</text:p>
          </table:table-cell>
          <table:table-cell office:value-type="string" calcext:value-type="string">
            <text:p>Fail (bad pointcloud)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 style:data-style-name="N2" text:time-value="11:25:25.9861669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11:53:54.244909871</meta:creation-date>
    <meta:editing-duration>PT1H49M33S</meta:editing-duration>
    <meta:editing-cycles>62</meta:editing-cycles>
    <meta:generator>LibreOffice/6.0.7.3$Linux_X86_64 LibreOffice_project/00m0$Build-3</meta:generator>
    <dc:date>2020-12-11T11:51:53.484580737</dc:date>
    <meta:document-statistic meta:table-count="1" meta:cell-count="287" meta:object-count="0"/>
  </office:meta>
</office:document-meta>
</file>